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B000003832B1A8EE3B88C0EB5.png" manifest:media-type="image/png"/>
  <manifest:file-entry manifest:full-path="Pictures/100000010000067A0000016970E6755C57C24B71.png" manifest:media-type="image/png"/>
  <manifest:file-entry manifest:full-path="Pictures/100000010000073B0000029287A5CF4484FF01D2.png" manifest:media-type="image/png"/>
  <manifest:file-entry manifest:full-path="Pictures/1000000100000734000002ED03802FB49C5F6D2C.png" manifest:media-type="image/png"/>
  <manifest:file-entry manifest:full-path="Pictures/100000010000072C0000048A3908B1410397FD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-0.8118in" fo:text-indent="0in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in" fo:margin-right="-0.8118in" fo:text-indent="0in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in" fo:margin-right="-0.8118in" fo:text-indent="0in" style:auto-text-indent="false" fo:break-before="page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4" text:anchor-type="char" svg:x="-0.052in" svg:y="-0.0492in" svg:width="8.4783in" svg:height="5.3661in" draw:z-index="3"><draw:image xlink:href="Pictures/100000010000072C0000048A3908B1410397FD00.png" xlink:type="simple" xlink:show="embed" xlink:actuate="onLoad" draw:mime-type="image/png"/></draw:frame><draw:frame draw:style-name="fr1" draw:name="Image3" text:anchor-type="char" svg:x="-0.0311in" svg:y="5.1846in" svg:width="8.4783in" svg:height="3.4437in" draw:z-index="2"><draw:image xlink:href="Pictures/1000000100000734000002ED03802FB49C5F6D2C.png" xlink:type="simple" xlink:show="embed" xlink:actuate="onLoad" draw:mime-type="image/png"/></draw:frame></text:p>
      <text:p text:style-name="P3"><draw:frame draw:style-name="fr1" draw:name="Image2" text:anchor-type="char" svg:x="-0.052in" svg:y="-0.7791in" svg:width="8.4783in" svg:height="3.0138in" draw:z-index="1"><draw:image xlink:href="Pictures/100000010000073B0000029287A5CF4484FF01D2.png" xlink:type="simple" xlink:show="embed" xlink:actuate="onLoad" draw:mime-type="image/png"/></draw:frame><draw:frame draw:style-name="fr1" draw:name="Image5" text:anchor-type="char" svg:x="-0.052in" svg:y="2.2311in" svg:width="8.4783in" svg:height="1.8457in" draw:z-index="4"><draw:image xlink:href="Pictures/100000010000067A0000016970E6755C57C24B71.png" xlink:type="simple" xlink:show="embed" xlink:actuate="onLoad" draw:mime-type="image/png"/></draw:frame><draw:frame draw:style-name="fr1" draw:name="Image1" text:anchor-type="char" svg:x="-0.052in" svg:y="4.1264in" svg:width="8.4783in" svg:height="4.1173in" draw:z-index="0"><draw:image xlink:href="Pictures/100000010000073B000003832B1A8EE3B88C0EB5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052in" fo:margin-right="0.781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21:56:59.349367579</meta:creation-date>
    <dc:date>2022-10-10T22:00:45.674840858</dc:date>
    <meta:editing-duration>PT3M47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7.3.6.2$Linux_X86_64 LibreOffice_project/30$Build-2</meta:generator>
  </office:meta>
</office:document-meta>
</file>